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4a06"/>
    </style:style>
    <style:style style:name="P2" style:family="paragraph" style:parent-style-name="Standard">
      <style:paragraph-properties fo:text-align="start" style:justify-single-word="false"/>
      <style:text-properties officeooo:paragraph-rsid="000c4a06"/>
    </style:style>
    <style:style style:name="P3" style:family="paragraph" style:parent-style-name="Standard">
      <style:paragraph-properties fo:text-align="start" style:justify-single-word="false"/>
      <style:text-properties officeooo:paragraph-rsid="000c72b3"/>
    </style:style>
    <style:style style:name="P4" style:family="paragraph" style:parent-style-name="Standard">
      <style:paragraph-properties fo:text-align="start" style:justify-single-word="false"/>
      <style:text-properties officeooo:paragraph-rsid="000cd576"/>
    </style:style>
    <style:style style:name="P5" style:family="paragraph" style:parent-style-name="Standard">
      <style:paragraph-properties fo:text-align="start" style:justify-single-word="false"/>
      <style:text-properties officeooo:paragraph-rsid="000d691a"/>
    </style:style>
    <style:style style:name="P6" style:family="paragraph" style:parent-style-name="Standard">
      <style:paragraph-properties fo:text-align="start" style:justify-single-word="false"/>
      <style:text-properties officeooo:paragraph-rsid="000f3051"/>
    </style:style>
    <style:style style:name="P7" style:family="paragraph" style:parent-style-name="Standard">
      <style:paragraph-properties fo:text-align="start" style:justify-single-word="false"/>
      <style:text-properties fo:font-style="italic" officeooo:paragraph-rsid="000f3051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officeooo:paragraph-rsid="000fb018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officeooo:paragraph-rsid="0010e2e7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tyle="italic" officeooo:paragraph-rsid="000f3051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tyle="italic" officeooo:paragraph-rsid="000c72b3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tyle="italic" officeooo:paragraph-rsid="000c4a06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officeooo:paragraph-rsid="000f3051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paragraph-rsid="0010e2e7" style:font-style-asian="normal" style:font-style-complex="normal"/>
    </style:style>
    <style:style style:name="T1" style:family="text">
      <style:text-properties officeooo:rsid="000c4a06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0.5pt" officeooo:rsid="000c4a06"/>
    </style:style>
    <style:style style:name="T4" style:family="text">
      <style:text-properties officeooo:rsid="000c72b3"/>
    </style:style>
    <style:style style:name="T5" style:family="text">
      <style:text-properties officeooo:rsid="000c7b42"/>
    </style:style>
    <style:style style:name="T6" style:family="text">
      <style:text-properties officeooo:rsid="000cd576"/>
    </style:style>
    <style:style style:name="T7" style:family="text">
      <style:text-properties officeooo:rsid="000d691a"/>
    </style:style>
    <style:style style:name="T8" style:family="text">
      <style:text-properties officeooo:rsid="000f3051"/>
    </style:style>
    <style:style style:name="T9" style:family="text">
      <style:text-properties fo:font-style="italic" officeooo:rsid="000d691a" style:font-style-asian="italic" style:font-style-complex="italic"/>
    </style:style>
    <style:style style:name="T10" style:family="text">
      <style:text-properties fo:font-style="italic" officeooo:rsid="000f3051" style:font-style-asian="italic" style:font-style-complex="italic"/>
    </style:style>
    <style:style style:name="T11" style:family="text">
      <style:text-properties officeooo:rsid="000fb018"/>
    </style:style>
    <style:style style:name="T12" style:family="text">
      <style:text-properties officeooo:rsid="0010e2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pte-rendu TD2</text:span></text:p>
      <text:p text:style-name="P1"><text:span text:style-name="T1">TANG YUKE</text:span></text:p>
      <text:p text:style-name="P2"><text:span text:style-name="T1">Exercice1 </text:span></text:p>
      <text:p text:style-name="P2"><text:span text:style-name="T1">1.Réussir a lancer somme sur gdb,programme <text:s/>donné ci-dessous : </text:span></text:p>
      <text:p text:style-name="P2"><text:span text:style-name="T1"/></text:p>
      <text:p text:style-name="P2"><text:span text:style-name="T1">somme est le programme exécutable :</text:span></text:p>
      <text:p text:style-name="P12"><text:span text:style-name="T1">gcc -o somme somme.c -g</text:span></text:p>
      <text:p text:style-name="P12"><text:span text:style-name="T1">gbd somme</text:span></text:p>
      <text:p text:style-name="P12"><text:span text:style-name="T1">(gdb) run</text:span></text:p>
      <text:p text:style-name="P2"><text:span text:style-name="T1"/></text:p>
      <text:p text:style-name="P2"><text:span text:style-name="T1">le résultat est :</text:span></text:p>
      <text:p text:style-name="P2"><text:span text:style-name="T1">calcule la somme des n premières entiers,entres n : 10</text:span></text:p>
      <text:p text:style-name="P2"><text:span text:style-name="T1">la somme est 55</text:span></text:p>
      <text:p text:style-name="P2"><text:span text:style-name="T1"/></text:p>
      <text:p text:style-name="P2"><text:span text:style-name="T1">2. Par </text:span><text:span text:style-name="T3">omettre </text:span><text:span text:style-name="T2">l’instruction de la ligne 10,</text:span><text:span text:style-name="T3">et lancer le programme par gbd,le résultat est :</text:span></text:p>
      <text:p text:style-name="P2"><text:span text:style-name="T3"/></text:p>
      <text:p text:style-name="P2"><text:span text:style-name="T1">calcule la somme des n premières entiers,entres n : 10</text:span></text:p>
      <text:p text:style-name="P2"><text:span text:style-name="T1">la somme est 0</text:span></text:p>
      <text:p text:style-name="P2"><text:span text:style-name="T1"/></text:p>
      <text:p text:style-name="P2"><text:span text:style-name="T1">3.Utiliser le commande help,le gdb a donné les commandes disponibles </text:span></text:p>
      <text:p text:style-name="P2"><text:span text:style-name="T1"/></text:p>
      <text:p text:style-name="P2"><text:span text:style-name="T1">Exercice2.</text:span></text:p>
      <text:p text:style-name="P3"><text:span text:style-name="T4">1.Placé les 3 points d'arrêt par les commandes :</text:span></text:p>
      <text:p text:style-name="P11"><text:span text:style-name="T4">(gdb) b main</text:span></text:p>
      <text:p text:style-name="P11"><text:span text:style-name="T4"/></text:p>
      <text:p text:style-name="P11"><text:span text:style-name="T4">(gdb) b 8</text:span></text:p>
      <text:p text:style-name="P11"><text:span text:style-name="T4"/></text:p>
      <text:p text:style-name="P11"><text:span text:style-name="T4">(gdb) b 12</text:span></text:p>
      <text:p text:style-name="P3"><text:span text:style-name="T4"/></text:p>
      <text:p text:style-name="P3"><text:span text:style-name="T4">2. </text:span><text:span text:style-name="T5">Le </text:span><text:span text:style-name="T6">programme</text:span><text:span text:style-name="T5"> est bien </text:span><text:span text:style-name="T6">lancé,mais le résultat n'est pas correct</text:span></text:p>
      <text:p text:style-name="P3"><text:span text:style-name="T6"/></text:p>
      <text:p text:style-name="P4"><text:span text:style-name="T6">3.Utiliser le command <text:s/>'printf somme' pour afficher le valeur de somme dans différent</text:span></text:p>
      <text:p text:style-name="P4"><text:span text:style-name="T6">ligne du programme,la valeur de somme <text:s/>n'est pas été modifié.Donc le bug de ce programme est que il manque une ligne qui fait addition le valeur de somme.</text:span></text:p>
      <text:p text:style-name="P4"><text:span text:style-name="T6"/></text:p>
      <text:p text:style-name="P4"><text:span text:style-name="T6">Exercice3</text:span></text:p>
      <text:p text:style-name="P5"><text:span text:style-name="T7">Donc par utiliser les commandes </text:span><text:span text:style-name="T9">cont,next</text:span><text:span text:style-name="T7"> et </text:span><text:span text:style-name="T9">step </text:span><text:span text:style-name="T7">:</text:span></text:p>
      <text:p text:style-name="P5"><text:span text:style-name="T7">Si li y a des fonctions rappelé dans la fonction principal, </text:span><text:span text:style-name="T9">step </text:span><text:span text:style-name="T7">va entrer dans la fonction,</text:span><text:span text:style-name="T9">next</text:span><text:span text:style-name="T7"> va directement dans la ligne suivante sans entrer dans la fonction,</text:span><text:span text:style-name="T9">cont</text:span><text:span text:style-name="T7"> va directement dans le prochian breakpoint.</text:span></text:p>
      <text:p text:style-name="P5"><text:span text:style-name="T7"/></text:p>
      <text:p text:style-name="P5"><text:span text:style-name="T7">Exercice4</text:span></text:p>
      <text:p text:style-name="P6"><text:span text:style-name="T8">Par utiliser la commande </text:span><text:span text:style-name="T10">watch</text:span><text:span text:style-name="T8"> ,chaque fois la valeur de somme est changé le programme donne la valeur changé et inchangé :</text:span></text:p>
      <text:p text:style-name="P6"><text:span text:style-name="T8"/></text:p>
      <text:p text:style-name="P10"><text:span text:style-name="T8">Old value = 1</text:span></text:p>
      <text:p text:style-name="P10"><text:span text:style-name="T8">New value = 3</text:span></text:p>
      <text:p text:style-name="P10"><text:span text:style-name="T8">Hardware watchpoint 4: sommee</text:span></text:p>
      <text:p text:style-name="P7"><text:span text:style-name="T8"/></text:p>
      <text:p text:style-name="P13"><text:span text:style-name="T8">La commande </text:span><text:span text:style-name="T10">display</text:span><text:span text:style-name="T8"> donne la valeur chaque fois le programme avance.</text:span></text:p>
      <text:p text:style-name="P13"><text:span text:style-name="T8"/></text:p>
      <text:p text:style-name="P13"><text:span text:style-name="T8">La commande </text:span><text:span text:style-name="T10">watch indice==3 </text:span><text:span text:style-name="T8">arrête le programme quand indice=3.</text:span></text:p>
      <text:p text:style-name="P13"><text:soft-page-break/><text:span text:style-name="T8">Si les variables sont dans les fonctions,il faut utiliser les commande </text:span><text:span text:style-name="T10">watch display</text:span><text:span text:style-name="T8"> après entrer dans les fonctions et les variables sont déclaré</text:span></text:p>
      <text:p text:style-name="P13"><text:span text:style-name="T8"/></text:p>
      <text:p text:style-name="P13"><text:span text:style-name="T8">Exercice5</text:span></text:p>
      <text:p text:style-name="P13"><text:span text:style-name="T8"/></text:p>
      <text:p text:style-name="P8"><text:span text:style-name="T11">Num <text:s text:c="4"/>Type <text:s text:c="10"/>Disp Enb Address <text:s text:c="11"/>What</text:span></text:p>
      <text:p text:style-name="P8"><text:span text:style-name="T11">1 <text:s text:c="6"/>breakpoint <text:s text:c="4"/>keep y <text:s text:c="2"/>0x00000000004005b5 in somme at somme_double.c:6</text:span></text:p>
      <text:p text:style-name="P8"><text:span text:style-name="T11">2 <text:s text:c="6"/>breakpoint <text:s text:c="4"/>keep y <text:s text:c="2"/>0x00000000004005fd in somme_double at somme_double.c:18</text:span></text:p>
      <text:p text:style-name="P8"><text:span text:style-name="T11">3 <text:s text:c="6"/>breakpoint <text:s text:c="4"/>keep y <text:s text:c="2"/>0x000000000040065b in main at somme_double.c:29</text:span></text:p>
      <text:p text:style-name="P8"><text:span text:style-name="T11">4 <text:s text:c="6"/>breakpoint <text:s text:c="4"/>keep y <text:s text:c="2"/>0x0000000000400665 in main at somme_double.c:30</text:span></text:p>
      <text:p text:style-name="P8"><text:span text:style-name="T11"><text:tab/><text:tab/><text:tab/><text:tab/><text:tab/></text:span></text:p>
      <text:p text:style-name="P8"><text:span text:style-name="T11"/></text:p>
      <text:p text:style-name="P9"><text:span text:style-name="T12">Num <text:s text:c="4"/>Type <text:s text:c="10"/>Disp Enb Address <text:s text:c="11"/>What</text:span></text:p>
      <text:p text:style-name="P9"><text:span text:style-name="T12">2 <text:s text:c="6"/>breakpoint <text:s text:c="4"/>keep y <text:s text:c="2"/>0x00000000004005fd in somme_double  at somme_double.c:18</text:span></text:p>
      <text:p text:style-name="P9"><text:span text:style-name="T12">3 <text:s text:c="6"/>breakpoint <text:s text:c="4"/>keep y <text:s text:c="2"/>0x000000000040065b in main at somme_double.c:29</text:span></text:p>
      <text:p text:style-name="P9"><text:span text:style-name="T12">4 <text:s text:c="6"/>breakpoint <text:s text:c="4"/>keep y <text:s text:c="2"/>0x0000000000400665 in main at somme_double.c:30</text:span></text:p>
      <text:p text:style-name="P8"><text:span text:style-name="T11"/></text:p>
      <text:p text:style-name="P8"><text:span text:style-name="T11"/></text:p>
      <text:p text:style-name="P9"><text:span text:style-name="T12">Num <text:s text:c="4"/>Type <text:s text:c="10"/>Disp Enb Address <text:s text:c="11"/>What</text:span></text:p>
      <text:p text:style-name="P9"><text:span text:style-name="T12">3 <text:s text:c="6"/>breakpoint <text:s text:c="4"/>keep y <text:s text:c="2"/>0x000000000040065b in main at somme_double.c:29</text:span></text:p>
      <text:p text:style-name="P9"><text:span text:style-name="T12">4 <text:s text:c="6"/>breakpoint <text:s text:c="4"/>keep y <text:s text:c="2"/>0x0000000000400665 in main at somme_double.c:30</text:span></text:p>
      <text:p text:style-name="P9"><text:span text:style-name="T12"/></text:p>
      <text:p text:style-name="P9"><text:span text:style-name="T12"/></text:p>
      <text:p text:style-name="P14"><text:span text:style-name="T12">Exercice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_ke tang</meta:initial-creator>
    <meta:creation-date>2016-10-07T15:25:20</meta:creation-date>
    <dc:date>2016-10-07T17:06:34</dc:date>
    <dc:creator>yu_ke tang</dc:creator>
    <meta:editing-duration>PT8M29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49" meta:word-count="381" meta:character-count="2559" meta:non-whitespace-character-count="2006"/>
  </office:meta>
</office:document-meta>
</file>